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DImpl.ObjectIDImpl( int oid , String string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IDImpl.readObject( Object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IDImpl.writeObject( Object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D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D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DImpl.equal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IDImpl.createFromString( String id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IDImpl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